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92A000000F86BFD3EF964AB1890.png" manifest:media-type="image/png"/>
  <manifest:file-entry manifest:full-path="Pictures/100000000000092A00000008FD1C6ABF3D778EF0.jpg" manifest:media-type="image/jpeg"/>
  <manifest:file-entry manifest:full-path="Pictures/100000000000092B000002083B9B7F99230330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resumo">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text-properties fo:language="en" fo:country="GB"/>
    </style:style>
    <style:style style:name="P17"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8" style:family="paragraph" style:parent-style-name="_5f_link_5f_revista">
      <style:paragraph-properties fo:margin-top="0cm" fo:margin-bottom="0cm" loext:contextual-spacing="false" fo:line-height="100%"/>
    </style:style>
    <style:style style:name="P19" style:family="paragraph" style:parent-style-name="_5f_link_5f_revista">
      <style:paragraph-properties fo:margin-top="0cm" fo:margin-bottom="0cm" loext:contextual-spacing="false" fo:line-height="100%"/>
      <style:text-properties officeooo:rsid="002c0c3f" officeooo:paragraph-rsid="002c0c3f"/>
    </style:style>
    <style:style style:name="P20"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1" style:family="paragraph" style:parent-style-name="Standard">
      <style:paragraph-properties fo:margin-left="5.001cm" fo:margin-right="0cm" fo:text-indent="0cm" style:auto-text-indent="false"/>
      <style:text-properties officeooo:rsid="0012d73c" officeooo:paragraph-rsid="0012d73c"/>
    </style:style>
    <style:style style:name="P22" style:family="paragraph" style:parent-style-name="Standard">
      <style:paragraph-properties fo:margin-left="5.001cm" fo:margin-right="0cm" fo:text-align="justify" style:justify-single-word="false" fo:text-indent="0cm" style:auto-text-indent="false"/>
    </style:style>
    <style:style style:name="P23"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4"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5"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2"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3"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5"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36"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37"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38"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39" style:family="paragraph" style:parent-style-name="Standard">
      <style:paragraph-properties fo:margin-left="5.001cm" fo:margin-right="0cm" fo:text-align="justify" style:justify-single-word="false" fo:text-indent="0cm" style:auto-text-indent="false" style:writing-mode="lr-tb"/>
    </style:style>
    <style:style style:name="P40"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1"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2"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3"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4" style:family="paragraph" style:parent-style-name="Standard">
      <style:paragraph-properties fo:margin-top="0cm" fo:margin-bottom="0.282cm" loext:contextual-spacing="false" fo:line-height="108%"/>
      <style:text-properties fo:color="#262626"/>
    </style:style>
    <style:style style:name="P45"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46"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47"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48"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49"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0"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1"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52" style:family="paragraph" style:parent-style-name="Quotations">
      <style:paragraph-properties fo:margin-left="6.001cm" fo:margin-right="0cm" fo:text-indent="0cm" style:auto-text-indent="false"/>
    </style:style>
    <style:style style:name="P53"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54" style:family="paragraph" style:parent-style-name="_5f_titulo_5f_principal">
      <style:paragraph-properties fo:margin-top="0.847cm" fo:margin-bottom="0cm" loext:contextual-spacing="false" fo:line-height="100%"/>
    </style:style>
    <style:style style:name="P55" style:family="paragraph" style:parent-style-name="_5f_secao_5f_prim_5f_central">
      <style:paragraph-properties fo:margin-top="0.847cm" fo:margin-bottom="0cm" loext:contextual-spacing="false" fo:line-height="100%"/>
    </style:style>
    <style:style style:name="P56" style:family="paragraph" style:parent-style-name="_5f_secao_5f_prim_5f_central">
      <style:paragraph-properties fo:margin-top="0.847cm" fo:margin-bottom="0cm" loext:contextual-spacing="false" fo:line-height="100%"/>
      <style:text-properties fo:language="en" fo:country="GB"/>
    </style:style>
    <style:style style:name="P57" style:family="paragraph" style:parent-style-name="_5f_secao_5f_primaria">
      <style:text-properties officeooo:rsid="00215cb6" officeooo:paragraph-rsid="00215cb6"/>
    </style:style>
    <style:style style:name="P58" style:family="paragraph" style:parent-style-name="_5f_secao_5f_primaria">
      <style:text-properties officeooo:rsid="00274bd4" officeooo:paragraph-rsid="00274bd4"/>
    </style:style>
    <style:style style:name="P59" style:family="paragraph" style:parent-style-name="_5f_afiliacao">
      <style:text-properties officeooo:paragraph-rsid="000ecea2"/>
    </style:style>
    <style:style style:name="P60"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1" style:family="paragraph" style:parent-style-name="_5f_texto_5f_tabelas_5f_ilustracoes">
      <style:paragraph-properties fo:margin-left="0cm" fo:margin-right="0cm" fo:text-align="center" style:justify-single-word="false" fo:text-indent="0cm" style:auto-text-indent="false"/>
    </style:style>
    <style:style style:name="P62"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63"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64"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65"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66"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67" style:family="paragraph" style:parent-style-name="_5f_secao_5f_secundaria">
      <style:text-properties officeooo:rsid="0010bcad" officeooo:paragraph-rsid="0010bcad"/>
    </style:style>
    <style:style style:name="P68" style:family="paragraph" style:parent-style-name="_5f_secao_5f_secundaria">
      <style:text-properties officeooo:rsid="0012d73c" officeooo:paragraph-rsid="0012d73c"/>
    </style:style>
    <style:style style:name="P69" style:family="paragraph" style:parent-style-name="_5f_secao_5f_secundaria">
      <style:text-properties officeooo:rsid="00145200" officeooo:paragraph-rsid="00145200"/>
    </style:style>
    <style:style style:name="P70" style:family="paragraph" style:parent-style-name="_5f_secao_5f_secundaria">
      <style:text-properties officeooo:rsid="002001b6" officeooo:paragraph-rsid="002001b6"/>
    </style:style>
    <style:style style:name="P71" style:family="paragraph" style:parent-style-name="_5f_secao_5f_secundaria">
      <style:text-properties officeooo:paragraph-rsid="00215cb6"/>
    </style:style>
    <style:style style:name="P72"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73"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38d609"/>
    </style:style>
    <style:style style:name="P7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75" style:family="paragraph" style:parent-style-name="Standard" style:list-style-name="L1">
      <style:paragraph-properties fo:text-align="justify" style:justify-single-word="false" style:writing-mode="lr-tb"/>
    </style:style>
    <style:style style:name="P76" style:family="paragraph" style:parent-style-name="Standard">
      <style:paragraph-properties fo:margin-left="5.001cm" fo:margin-right="0cm" fo:text-indent="0cm" style:auto-text-indent="false"/>
    </style:style>
    <style:style style:name="P77" style:family="paragraph" style:parent-style-name="Standard">
      <style:paragraph-properties fo:margin-top="0cm" fo:margin-bottom="0.282cm" loext:contextual-spacing="false" fo:line-height="108%"/>
    </style:style>
    <style:style style:name="P78"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79"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80"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officeooo:rsid="001767ae"/>
    </style:style>
    <style:style style:name="T16" style:family="text">
      <style:text-properties officeooo:rsid="001791f4"/>
    </style:style>
    <style:style style:name="T17" style:family="text">
      <style:text-properties officeooo:rsid="00198890"/>
    </style:style>
    <style:style style:name="T18" style:family="text">
      <style:text-properties officeooo:rsid="001b22c2"/>
    </style:style>
    <style:style style:name="T19" style:family="text">
      <style:text-properties officeooo:rsid="001cbd57"/>
    </style:style>
    <style:style style:name="T20" style:family="text">
      <style:text-properties officeooo:rsid="001e0976"/>
    </style:style>
    <style:style style:name="T21" style:family="text">
      <style:text-properties officeooo:rsid="002001b6"/>
    </style:style>
    <style:style style:name="T22" style:family="text">
      <style:text-properties officeooo:rsid="00215cb6"/>
    </style:style>
    <style:style style:name="T23" style:family="text">
      <style:text-properties fo:font-style="italic" style:font-style-asian="italic" style:font-style-complex="italic"/>
    </style:style>
    <style:style style:name="T24" style:family="text">
      <style:text-properties style:font-name-asian="Arial1" style:font-name-complex="Arial1"/>
    </style:style>
    <style:style style:name="T25" style:family="text">
      <style:text-properties officeooo:rsid="00341871" style:font-name-asian="Arial1" style:font-name-complex="Arial1"/>
    </style:style>
    <style:style style:name="T26" style:family="text">
      <style:text-properties officeooo:rsid="003573de" style:font-name-asian="Arial1" style:font-name-complex="Arial1"/>
    </style:style>
    <style:style style:name="T27" style:family="text">
      <style:text-properties officeooo:rsid="003689b9" style:font-name-asian="Arial1" style:font-name-complex="Arial1"/>
    </style:style>
    <style:style style:name="T28" style:family="text">
      <style:text-properties style:font-name="Calibri1" fo:font-size="11pt" style:font-name-asian="Arial1" style:font-size-asian="11pt" style:font-name-complex="Arial1" style:font-size-complex="11pt"/>
    </style:style>
    <style:style style:name="T29" style:family="text">
      <style:text-properties style:font-name="Calibri1" fo:font-size="11pt" officeooo:rsid="00274bd4" style:font-name-asian="Arial1" style:font-size-asian="11pt" style:font-name-complex="Arial1" style:font-size-complex="11pt"/>
    </style:style>
    <style:style style:name="T30" style:family="text">
      <style:text-properties style:font-name="Calibri1" fo:font-size="11pt" officeooo:rsid="003689b9" style:font-name-asian="Arial1" style:font-size-asian="11pt" style:font-name-complex="Arial1" style:font-size-complex="11pt"/>
    </style:style>
    <style:style style:name="T31" style:family="text">
      <style:text-properties style:font-name="Calibri1" fo:font-size="11pt" officeooo:rsid="003826a6" style:font-name-asian="Arial1" style:font-size-asian="11pt" style:font-name-complex="Arial1" style:font-size-complex="11pt"/>
    </style:style>
    <style:style style:name="T32" style:family="text">
      <style:text-properties style:font-name="Calibri1" fo:font-size="11pt" officeooo:rsid="0038d609" style:font-name-asian="Arial1" style:font-size-asian="11pt" style:font-name-complex="Arial1" style:font-size-complex="11pt"/>
    </style:style>
    <style:style style:name="T33" style:family="text">
      <style:text-properties style:font-name="Calibri1" fo:font-size="11pt" officeooo:rsid="002de1d1" style:font-name-asian="Arial1" style:font-size-asian="11pt" style:font-name-complex="Arial1" style:font-size-complex="11pt"/>
    </style:style>
    <style:style style:name="T34" style:family="text">
      <style:text-properties style:font-name="Calibri1" fo:font-size="11pt" officeooo:rsid="00396f73" style:font-name-asian="Arial1" style:font-size-asian="11pt" style:font-name-complex="Arial1" style:font-size-complex="11pt"/>
    </style:style>
    <style:style style:name="T35" style:family="text">
      <style:text-properties style:font-name="Calibri1" fo:font-size="11pt" style:font-size-asian="11pt" style:font-size-complex="11pt"/>
    </style:style>
    <style:style style:name="T36" style:family="text">
      <style:text-properties style:font-name="Calibri1" fo:font-size="11pt" fo:font-style="italic" officeooo:rsid="0038d609" style:font-name-asian="Arial1" style:font-size-asian="11pt" style:font-style-asian="italic" style:font-name-complex="Arial1" style:font-size-complex="11pt" style:font-style-complex="italic"/>
    </style:style>
    <style:style style:name="T37" style:family="text">
      <style:text-properties style:font-name="Calibri1" fo:font-size="11pt" fo:font-style="italic" officeooo:rsid="00396f73" style:font-name-asian="Arial1" style:font-size-asian="11pt" style:font-style-asian="italic" style:font-name-complex="Arial1" style:font-size-complex="11pt" style:font-style-complex="italic"/>
    </style:style>
    <style:style style:name="T38" style:family="text">
      <style:text-properties officeooo:rsid="0022d823"/>
    </style:style>
    <style:style style:name="T39" style:family="text">
      <style:text-properties officeooo:rsid="0024cbd2"/>
    </style:style>
    <style:style style:name="T40" style:family="text">
      <style:text-properties officeooo:rsid="002de1d1"/>
    </style:style>
    <style:style style:name="T41" style:family="text">
      <style:text-properties officeooo:rsid="0038c0d0"/>
    </style:style>
    <style:style style:name="T42" style:family="text">
      <style:text-properties officeooo:rsid="003966d3"/>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9">i</text:p>
          </table:table-cell>
          <table:table-cell table:style-name="Tabela1.A1" office:value-type="string">
            <text:p text:style-name="P7"/>
          </table:table-cell>
          <table:table-cell table:style-name="Tabela1.C1" office:value-type="string">
            <text:p text:style-name="P18"><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54">Software Livre e Metodologias Participativas<text:span text:style-name="T5"> – </text:span>ensino e extensão em uma disciplina da Engenharia</text:p>
            <text:p text:style-name="P55">RESUMO</text:p>
          </table:table-cell>
        </table:table-row>
        <table:table-row table:style-name="Tabela1.3">
          <table:table-cell table:style-name="Tabela1.A1" office:value-type="string">
            <text:p text:style-name="P17">Celso Alvear</text:p>
            <text:p text:style-name="P59"><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7">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5"><text:span text:style-name="_5f_palavras-chave">PALAVRAS-CHAVE:</text:span> Ensino de Engenharia; Engenharia de Software; Software Livre; Design Participativo; Ciência, Tecnologia e Sociedade; Métodos Ágeis</text:p>
            <text:p text:style-name="P15"/>
          </table:table-cell>
        </table:table-row>
      </table:table>
      <text:p text:style-name="P20"/>
      <text:p text:style-name="_5f_secao_5f_primaria"/>
      <text:p text:style-name="_5f_secao_5f_primaria"/>
      <text:p text:style-name="_5f_secao_5f_primaria"/>
      <text:p text:style-name="_5f_secao_5f_primaria"><text:soft-page-break/></text:p>
      <text:p text:style-name="_5f_secao_5f_primaria">INTRODUÇÃO</text:p>
      <text:p text:style-name="P43">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1">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1">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1">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1">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41">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1">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3">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1">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41">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67">Tempo-<text:span text:style-name="T8">t</text:span>eoria</text:p>
      <text:p text:style-name="P42">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2">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2"><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68">Tempo-prática</text:p>
      <text:p text:style-name="P21">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1">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69">Tempo-<text:span text:style-name="T15">Avaliação</text:span></text:p>
      <text:p text:style-name="P26">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6">Como forma de contornar esta exigência e dar novos sentidos à avaliação, buscou-se nesta disciplina uma forma de ponderar 3 aspectos para compor a nota final de um/a estudante:</text:p>
      <text:list xml:id="list290132197" text:style-name="LS1">
        <text:list-item>
          <text:p text:style-name="P72">A avaliação do/a próprio/a educando/a sobre seu desempenho;</text:p>
        </text:list-item>
        <text:list-item>
          <text:p text:style-name="P72">A avaliação dos demais educandos/as sobre seu desempenho;</text:p>
        </text:list-item>
        <text:list-item>
          <text:p text:style-name="P72">A avaliação dos educadores sobre o seu desempenho.</text:p>
        </text:list-item>
      </text:list>
      <text:p text:style-name="P26">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6">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5"><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2">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Software</text:p>
      <text:p text:style-name="P22">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2"/>
      <text:p text:style-name="P53">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53"/>
      <text:p text:style-name="P37"><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3">Um dos recursos de Engenharia de Software utilizados na Disciplina de Software Livre e Metodologias Participativas é a utilização de Métodos Ágeis, ou seja, um conjunto de ferramentas que facilita o desenvolvimento incremental do Software, para que<text:span text:style-name="T16">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38">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39">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39"/>
      <text:list xml:id="list122676873" text:style-name="L1">
        <text:list-item>
          <text:p text:style-name="P75">Uso – É a liberdade de utilizar o software para qualquer propósito definido pelo usuário;</text:p>
        </text:list-item>
        <text:list-item>
          <text:p text:style-name="P75">Modificações – Fazer modificações do software para seu determinado interesse e ter seu código-fonte aberto;</text:p>
        </text:list-item>
        <text:list-item>
          <text:p text:style-name="P75">Cópias e Redistribuições – Permitir que a modificação do software feita pelo usuário no código-fonte seja replicada para qualquer pessoa que possua o mesmo interesse;</text:p>
        </text:list-item>
        <text:list-item>
          <text:p text:style-name="P75">Aperfeiçoamento – Permitir a otimização e aperfeiçoamento feito por terceiros no software.</text:p>
          <text:p text:style-name="P75"/>
        </text:list-item>
      </text:list>
      <text:p text:style-name="P48">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0"/>
      <text:p text:style-name="P76">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39">Existem diversas comunidades de Software Livre espalhadas pelo mundo, compartilhando projetos na internet e trabalhando em conjunto para aprimorar e <text:span text:style-name="T17">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39"/>
      <text:p text:style-name="P49">[<text:span text:style-name="T19">…</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1"/>
      <text:p text:style-name="P76">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18">versões do</text:span> Fedora são lançadas, as traduções para “Português do Brasil” são lançadas rapidamente. </text:p>
      <text:p text:style-name="P39">O objetivo da Disciplina ao utilizar o conceito de Software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37">O Design Participativo (Participatory Desig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text:soft-page-break/>sistema, desde o levantamento dos requisitos até a validação do produção final. Dessa forma busca-se que o software atenda a todas as demandas dos clientes.</text:p>
      <text:p text:style-name="P22">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2"/>
      <text:p text:style-name="P46">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47">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46">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46"/>
      <text:p text:style-name="P25">Dessa forma, mais do que os métodos e ferramentas do PD, prioriza-se que os alunos atuem a partir dos princípios do PD: (<text:span text:style-name="T20">1</text:span>) As ferramentas são para facilitar o trabalho das pessoas, e não substituí-las; (<text:span text:style-name="T20">2</text:span>) os trabalhadores sabem o que é melhor para si; (<text:span text:style-name="T20">3</text:span>) a percepção e o sentimento dos usuários sobre as tecnologias são tão importante ou mais que a tecnologia em si; e (<text:span text:style-name="T20">4</text:span>) os sistemas computacionais são parte de um contexto de um ambiente de trabalho ou da forma das pessoas se relacionarem (SCHULER &amp; NAMIOKA, 1993, p. <text:span text:style-name="T20">11</text:span>).</text:p>
      <text:p text:style-name="P70">Estudos em ciência, Tecnologia e sociedade (CTS)</text:p>
      <text:p text:style-name="P39">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39">Ao adentrar nos estudos CTS durante a disciplina, permite-se ao estudante o debate de tópicos como o questionamento da neutralidade científica, o fetichismo da tecnologia, a linearidade do progresso e a problematizar o modelo de difusão <text:span text:style-name="T21">tecnológica. Essa experiência em sala de aula portanto contrasta com </text:span><text:soft-page-break/><text:span text:style-name="T21">a visão hegemônica dentro do ensino da engenharia que Ivan da Costa Marques expõe em seu artigo “Engenharias brasileiras e a recepção de fatos e artefatos”</text:span>:</text:p>
      <text:p text:style-name="P39"/>
      <text:p text:style-name="P52">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52"/>
      <text:p text:style-name="P39">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1">‘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2">ois casos práticos</text:span></text:p>
      <text:p text:style-name="P33">A seguir, descrevemos dois projetos trabalhados durante a edição de 2014/2 e 2015/1 da disciplina. </text:p>
      <text:p text:style-name="P71">Riob.us/Relatórios</text:p>
      <text:p text:style-name="P29"><text:span text:style-name="T11">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1">http</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riob</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us</text:span></text:a><text:span text:style-name="T11">), um Software Livre criado por dois alunos do curso de Ciência da Computação da UFRJ. </text:span></text:p>
      <text:p text:style-name="P27">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27">Como a maioria dos integrantes do grupo não estavam familiarizados com JavaScript, os alunos organizaram alguns <text:span text:style-name="T23">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software, como o Git (sistema de controle de versão distribuído e de gerenciamento de código fonte) e o Trello (ferramenta colaborativa para <text:span text:style-name="T41">gerenciamento</text:span> de projetos)<text:span text:style-name="T22">. </text:span>A comunicação entre os integrantes se desenvolveu por meio do Facebook, por um grupo de e-mail e pelo próprio Trello, ao passo que a comunicação com os demandantes se realizou apenas por <text:span text:style-name="T41">e-mail</text:span> e Facebook.</text:p>
      <text:p text:style-name="P27">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7">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4">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2"><text:span text:style-name="T24">Criado em 2006, o Núcleo Interdisciplinar de Ações para Cidadania da UFRJ (NIAC) </text:span>é um programa de extensão que<text:span text:style-name="T24">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text:soft-page-break/>A<text:span text:style-name="T24"> maior parte das pessoas atendidas pelo mesmo, tem sua moradia n</text:span>o Complexo da<text:span text:style-name="T24"> </text:span>M<text:span text:style-name="T24">aré</text:span><text:note text:id="ftn2" text:note-class="footnote"><text:note-citation>2</text:note-citation><text:note-body><text:p text:style-name="P45"><text:s/>O Complexo da Maré é um conjunto de favelas que é vizinho ao Campus principal (Ilha do Fundão) da UFRJ, com população em torno de 130.000 habitantes, segundo o Censo Demográfico do IBGE de 2010.</text:p></text:note-body></text:note><text:span text:style-name="T24">, embora o NIAC esteja aberto para qualquer pessoa </text:span>que o procure<text:span text:style-name="T24">.</text:span></text:p>
      <text:p text:style-name="P32">Esse mesmo núcleo de extensão contactou o professor da disciplina para ajudar na resolução de algumas de suas dificuldades. Com <text:span text:style-name="T24">a grande quantidade de casos, fica difícil armazená-los para depois consultá-los, existindo um </text:span>arquivo<text:span text:style-name="T24"> físic</text:span>o<text:span text:style-name="T24"> onde os casos ficam armazenados. Assim, estes só podem ser consultados por uma pessoa de cada vez, </text:span>além de<text:span text:style-name="T24"> imprevistos acontecem</text:span>,<text:span text:style-name="T24"> como </text:span>o sumiço temporário de alguns casos impossibilitando sua consulta até reencontrarem<text:span text:style-name="T24">. Por fi</text:span>m, <text:span text:style-name="T24">fica difícil fornecer mensalmente as estatísticas d</text:span>e<text:span text:style-name="T24"> casos atendidos (bairros onde as pessoas atendidas moram, renda mensal etc). </text:span></text:p>
      <text:p text:style-name="P32">Porém, um dos grandes problemas para a implantação de um sistema de apoio estava na resistência de alguns membros da equipe do NIAC a uma digitalização dos casos, pois alguns preferiam continuar guardando-os em papel, mesmo que para isso <text:span text:style-name="T22">continuassem</text:span> a sofrer os problemas acima citados. Mas, depois de mobilizações internas e também do apoio da disciplina de Software Livre e Metodologias Participativas (SLMP), eles começaram a se abrir para essa ideia.</text:p>
      <text:p text:style-name="P32">Assim, na turma de 2014/2 foi iniciado o desenvolvimento de<text:span text:style-name="T24"> um sistema web que apoiasse no cada</text:span>stro, busca e acompanhamento dos<text:span text:style-name="T24"> casos, com a participação da equipe do NIAC. Uma das preocupaç</text:span>ões foi garantir quesitos<text:span text:style-name="T24"> de </text:span>s<text:span text:style-name="T24">egurança de informação</text:span>,<text:span text:style-name="T24">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36">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57">RESULTADOS</text:p>
      <text:p text:style-name="P31"><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64">Ano/Semestre</text:p>
          </table:table-cell>
          <table:table-cell table:style-name="Tabela5.A1" office:value-type="string">
            <text:p text:style-name="P63">Número de Estudantes</text:p>
          </table:table-cell>
          <table:table-cell table:style-name="Tabela5.A1" office:value-type="string">
            <text:p text:style-name="P63">Projeto(s<text:span text:style-name="T38">)</text:span></text:p>
          </table:table-cell>
          <table:table-cell table:style-name="Tabela5.A1" office:value-type="string">
            <text:p text:style-name="P66"><text:s text:c="2"/>Cursos Atendidos</text:p>
          </table:table-cell>
        </table:table-row>
        <table:table-row table:style-name="Tabela5.2">
          <table:table-cell table:style-name="Tabela5.A2" office:value-type="string">
            <text:p text:style-name="P60">2011/1</text:p>
          </table:table-cell>
          <table:table-cell table:style-name="Tabela5.B2" office:value-type="string">
            <text:p text:style-name="P61">6</text:p>
          </table:table-cell>
          <table:table-cell table:style-name="Tabela5.C2" office:value-type="string">
            <text:p text:style-name="P61">Sistema de Plenária Virtual</text:p>
          </table:table-cell>
          <table:table-cell table:style-name="Tabela5.D2" office:value-type="string">
            <text:p text:style-name="P62">Eng. Eletrônica e de Computação <text:span text:style-name="T40">(Graduação)</text:span></text:p>
          </table:table-cell>
        </table:table-row>
        <table:table-row>
          <table:table-cell table:style-name="Tabela5.A3" office:value-type="string">
            <text:p text:style-name="P61">2012/2</text:p>
          </table:table-cell>
          <table:table-cell table:style-name="Tabela5.B3" office:value-type="string">
            <text:p text:style-name="P61">10</text:p>
          </table:table-cell>
          <table:table-cell table:style-name="Tabela5.C3" office:value-type="string">
            <text:p text:style-name="P61">Sistema de Fontes Jornalísticas</text:p>
          </table:table-cell>
          <table:table-cell table:style-name="Tabela5.D3" office:value-type="string">
            <text:p text:style-name="P62">Eng. Eletrônica e de Computação, Eng. de Computação e Informação <text:span text:style-name="T40">(Graduação)</text:span></text:p>
          </table:table-cell>
        </table:table-row>
        <table:table-row>
          <table:table-cell table:style-name="Tabela5.A4" office:value-type="string">
            <text:p text:style-name="P61">2014/2</text:p>
          </table:table-cell>
          <table:table-cell table:style-name="Tabela5.B4" office:value-type="string">
            <text:p text:style-name="P61">20</text:p>
          </table:table-cell>
          <table:table-cell table:style-name="Tabela5.C4" office:value-type="string">
            <text:p text:style-name="P61">Riob.us Relatórios / Sistema de Gestão do NIAC</text:p>
          </table:table-cell>
          <table:table-cell table:style-name="Tabela5.D4" office:value-type="string">
            <text:p text:style-name="P62">Eng. Eletrônica e de Computação, de Computação e Informação, Controle e Automação e Ciência da Computação <text:span text:style-name="T40">(Graduação)</text:span></text:p>
          </table:table-cell>
        </table:table-row>
        <table:table-row table:style-name="Tabela5.5">
          <table:table-cell table:style-name="Tabela5.A5" office:value-type="string">
            <text:p text:style-name="P61">2015/1</text:p>
          </table:table-cell>
          <table:table-cell table:style-name="Tabela5.B5" office:value-type="string">
            <text:p text:style-name="P61">18</text:p>
          </table:table-cell>
          <table:table-cell table:style-name="Tabela5.C5" office:value-type="string">
            <text:p text:style-name="P61">Riob.us / Sistema de Apoio à Comissão de Direitos Humanos da Alerj</text:p>
          </table:table-cell>
          <table:table-cell table:style-name="Tabela5.D5" office:value-type="string">
            <text:p text:style-name="P62">Eng. Eletrônica e de Computação, de Computação e Informação, Controle e Automação e Ciência da Computaçã<text:span text:style-name="T39">o (Graduação)</text:span></text:p>
          </table:table-cell>
        </table:table-row>
        <table:table-row table:style-name="Tabela5.5">
          <table:table-cell table:style-name="Tabela5.A6" office:value-type="string">
            <text:p text:style-name="P65">2016/2</text:p>
          </table:table-cell>
          <table:table-cell table:style-name="Tabela5.B6" office:value-type="string">
            <text:p text:style-name="P79">10</text:p>
          </table:table-cell>
          <table:table-cell table:style-name="Tabela5.C6" office:value-type="string">
            <text:p text:style-name="P65">Nandu <text:s/>(sistema de linha do tempo para apoio didático a professores de história)</text:p>
          </table:table-cell>
          <table:table-cell table:style-name="Tabela5.D6" office:value-type="string">
            <text:p text:style-name="P65">Eng. Eletrônica e de Computação, de Computação e Informação, Controle e Automação e Ciência da Computaçã<text:span text:style-name="T39">o <text:s/></text:span>(Graduação)</text:p>
            <text:p text:style-name="P65">Mestrado Profissional em Tecnologia para o Desenvolvimento Social (Mestrado)</text:p>
          </table:table-cell>
        </table:table-row>
        <table:table-row table:style-name="Tabela5.5">
          <table:table-cell table:style-name="Tabela5.A7" office:value-type="string">
            <text:p text:style-name="P65">2017/2</text:p>
          </table:table-cell>
          <table:table-cell table:style-name="Tabela5.B7" office:value-type="string">
            <text:p text:style-name="P79">8</text:p>
          </table:table-cell>
          <table:table-cell table:style-name="Tabela5.C7" office:value-type="string">
            <text:p text:style-name="P65">Sistema de transparência de dados abertos para professores da educação básica</text:p>
          </table:table-cell>
          <table:table-cell table:style-name="Tabela5.D7" office:value-type="string">
            <text:p text:style-name="P65">Mestrado Profissional em Tecnologia para o Desenvolvimento Social (Mestrado)</text:p>
          </table:table-cell>
        </table:table-row>
      </table:table>
      <text:p text:style-name="P40">Tabela <text:sequence text:ref-name="refTable0" text:name="Table" text:formula="ooow:Table+1" style:num-format="1">1</text:sequence>- Número de Estudantes e cursos inscritos nas Disciplinas nos semestres oferecidos</text:p>
      <text:p text:style-name="P24"><text:soft-page-break/><text:span text:style-name="T28">Na primeira turma, </text:span><text:span text:style-name="T35">o</text:span><text:span text:style-name="T28"> projeto realizad</text:span><text:span text:style-name="T35">o foi </text:span><text:span text:style-name="T28">de um sistema de Plenárias Virtuais (</text:span><text:a xlink:type="simple" xlink:href="http://sisplev.sourceforge.net/" text:style-name="Internet_20_link" text:visited-style-name="Visited_20_Internet_20_Link"><text:span text:style-name="T35">http</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sisplev</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sourceforge</text:span></text:a><text:a xlink:type="simple" xlink:href="http://sisplev.sourceforge.net/" text:style-name="Internet_20_link" text:visited-style-name="Visited_20_Internet_20_Link"><text:span text:style-name="T35">.</text:span></text:a><text:a xlink:type="simple" xlink:href="http://sisplev.sourceforge.net/" text:style-name="Internet_20_link" text:visited-style-name="Visited_20_Internet_20_Link"><text:span text:style-name="T35">net</text:span></text:a><text:a xlink:type="simple" xlink:href="http://sisplev.sourceforge.net/" text:style-name="Internet_20_link" text:visited-style-name="Visited_20_Internet_20_Link"><text:span text:style-name="T35">/</text:span></text:a><text:span text:style-name="T28">). Foram realizadas entrevi</text:span><text:span text:style-name="T35">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8">adaptar um software já existente (Big Blue Button), contudo o tempo para entender o código dele não </text:span><text:span text:style-name="T35">foi</text:span><text:span text:style-name="T28"> suficiente. </text:span></text:p>
      <text:p text:style-name="P24"><text:span text:style-name="T35">A</text:span><text:span text:style-name="T28"> segunda turma recebeu a demanda da </text:span><text:span text:style-name="T29">Superintendência</text:span><text:span text:style-name="T28"> Geral de Comunicação Social da UFRJ (SGCOMS), e ao final </text:span><text:span text:style-name="T35">foi implementado </text:span><text:span text:style-name="T28">o sistema de fontes jornalisticas que atualmente está e</text:span><text:span text:style-name="T35">m</text:span><text:span text:style-name="T28"> uso pelo </text:span><text:span text:style-name="T35">órgão </text:span><text:span text:style-name="T28">(</text:span><text:a xlink:type="simple" xlink:href="https://bitbucket.org/celsoale/slmp-fontes" text:style-name="Internet_20_link" text:visited-style-name="Visited_20_Internet_20_Link"><text:span text:style-name="T35">https://bitbucket.org/celsoale/slmp-fontes</text:span></text:a><text:span text:style-name="T28">).</text:span></text:p>
      <text:p text:style-name="P24"><text:span text:style-name="T35">Em 2014/2</text:span><text:span text:style-name="T28">, devido </text:span><text:span text:style-name="T35">ao maior </text:span><text:span text:style-name="T28">número de alunos</text:span><text:span text:style-name="T35">, </text:span><text:span text:style-name="T28">trabalh</text:span><text:span text:style-name="T35">ou-se em </text:span><text:span text:style-name="T28">dois times. Um deles desenvolveu o sistema Riob.us/relatórios (</text:span><text:a xlink:type="simple" xlink:href="https://github.com/RioBus/analytics" text:style-name="Internet_20_link" text:visited-style-name="Visited_20_Internet_20_Link"><text:span text:style-name="T35">https</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github</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com</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RioBus</text:span></text:a><text:a xlink:type="simple" xlink:href="https://github.com/RioBus/analytics" text:style-name="Internet_20_link" text:visited-style-name="Visited_20_Internet_20_Link"><text:span text:style-name="T35">/</text:span></text:a><text:a xlink:type="simple" xlink:href="https://github.com/RioBus/analytics" text:style-name="Internet_20_link" text:visited-style-name="Visited_20_Internet_20_Link"><text:span text:style-name="T35">analytics</text:span></text:a><text:span text:style-name="T28">) e o outro o sistema de gestão do NIAC (</text:span><text:a xlink:type="simple" xlink:href="https://github.com/NandoFire/plataforma-niac-slmp" text:style-name="Internet_20_link" text:visited-style-name="Visited_20_Internet_20_Link"><text:span text:style-name="T35">https</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github</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com</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NandoFire</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plataforma</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niac</text:span></text:a><text:a xlink:type="simple" xlink:href="https://github.com/NandoFire/plataforma-niac-slmp" text:style-name="Internet_20_link" text:visited-style-name="Visited_20_Internet_20_Link"><text:span text:style-name="T35">-</text:span></text:a><text:a xlink:type="simple" xlink:href="https://github.com/NandoFire/plataforma-niac-slmp" text:style-name="Internet_20_link" text:visited-style-name="Visited_20_Internet_20_Link"><text:span text:style-name="T35">slmp</text:span></text:a><text:span text:style-name="T28">), descritos na seç</text:span><text:span text:style-name="T35">ão anterior</text:span><text:span text:style-name="T28">. Ambos os sistemas se transformaram em projeto de extens</text:span><text:span text:style-name="T35">ã</text:span><text:span text:style-name="T28">o do Núcleo de Solidariedade Técnica (SOLTEC/UFRJ), que dispõe de um bolsista para cada projeto responsável por seguir melhorando, dando </text:span><text:span text:style-name="T29">manutenção</text:span><text:span text:style-name="T28"> e dialogando com os demandantes. </text:span></text:p>
      <text:p text:style-name="P74">Na turma de 2015/1, <text:span text:style-name="T24">um</text:span><text:span text:style-name="T25"> dos times continuou</text:span><text:span text:style-name="T24"> o desenvolvimento do sistema Riob.us/Relatórios e o outro </text:span><text:span text:style-name="T26">desenvolveu</text:span><text:span text:style-name="T24"> um sistema apoio a Comiss</text:span>ã<text:span text:style-name="T24">o de Defesa dos Direitos Humanos e Cidadania da </text:span><text:span text:style-name="T26">Assembleia</text:span><text:span text:style-name="T24"> Legislativa do Estado do Rio de Janeiro (CDDHC/ALERJ). </text:span><text:span text:style-name="T27">Esse último teve um protótipo e modelamento entregues ao cliente que passou manter o desenvolvimento do sistema por conta própria.</text:span></text:p>
      <text:p text:style-name="P73"><text:span text:style-name="T30">E</text:span><text:span text:style-name="T31">m 2017/2, a disciplina teve a primeira </text:span><text:span text:style-name="T32">experiência em combinar alunos de graduação com alunos do </text:span><text:span text:style-name="T33">Mestrado Profissional em Tecnologia para o Desenvolvimento Social. </text:span><text:span text:style-name="T32">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37">Ñ</text:span><text:span text:style-name="T36">andu,</text:span><text:span text:style-name="T32"> disponível para download no </text:span><text:span text:style-name="T36">GitHub</text:span><text:span text:style-name="T32"> (</text:span><text:a xlink:type="simple" xlink:href="https://github.com/SLMP/linhaDoTempo" text:style-name="Internet_20_link" text:visited-style-name="Visited_20_Internet_20_Link"><text:span text:style-name="T32">https://github.com/SLMP/linhaDoTempo</text:span></text:a><text:span text:style-name="T32">).</text:span></text:p>
      <text:p text:style-name="P58">Considerações finais</text:p>
      <text:p text:style-name="P28">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0"><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de professores engajados e se insira nos cursos de forma estrutural. Com este relato, esperamos contribuir para este debate e inspirar novos métodos no ensino de Engenharia.</text:span></text:p>
      <text:p text:style-name="P78"><text:soft-page-break/></text:p>
      <text:p text:style-name="P7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54"><text:span text:style-name="T2">Title of article in E</text:span><text:bookmark text:name="_GoBack"/><text:span text:style-name="T2">nglish</text:span></text:p>
            <text:p text:style-name="P56">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6"/>
            <text:p text:style-name="P15"><text:span text:style-name="_5f_palavras-chave"><text:span text:style-name="T2">KEYWORDS:</text:span></text:span><text:span text:style-name="T2"> </text:span><text:span text:style-name="T4">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3"><draw:image xlink:href="Pictures/100000000000092A000000F86BFD3EF964AB1890.png" xlink:type="simple" xlink:show="embed" xlink:actuate="onLoad" loext:mime-type="image/png"/></draw:frame><draw:frame draw:style-name="Mfr2" draw:name="Imagem 13" text:anchor-type="as-char" svg:width="20.001cm" svg:height="0.067cm" draw:z-index="27"><draw:image xlink:href="Pictures/100000000000092A00000008FD1C6ABF3D778EF0.jpg" xlink:type="simple" xlink:show="embed" xlink:actuate="onLoad" loext:mime-type="image/jpeg"/></draw:frame></text:p>
      </style:header>
      <style:footer>
        <text:p text:style-name="Standard"><draw:custom-shape text:anchor-type="paragraph" draw:z-index="41" draw:name="Retângulo 52" draw:style-name="Mgr1" draw:text-style-name="MP2" svg:width="2.114cm" svg:height="0.9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56"><draw:image xlink:href="Pictures/100000000000092A00000008FD1C6ABF3D778EF0.jpg" xlink:type="simple" xlink:show="embed" xlink:actuate="onLoad" loext:mime-type="image/jpeg"/></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57"><draw:image xlink:href="Pictures/100000000000092B000002083B9B7F9923033009.png" xlink:type="simple" xlink:show="embed" xlink:actuate="onLoad" loext:mime-type="image/png"/></draw:frame></text:p>
      </style:header>
      <style:footer>
        <text:p text:style-name="Standard"><draw:custom-shape text:anchor-type="paragraph" draw:z-index="57" draw:name="Retângulo 49" draw:style-name="Mgr2" draw:text-style-name="MP2" svg:width="2.133cm" svg:height="0.9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0"><draw:image xlink:href="Pictures/100000000000092A00000008FD1C6ABF3D778EF0.jpg" xlink:type="simple" xlink:show="embed" xlink:actuate="onLoad" loext:mime-type="image/jpeg"/></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45</meta:editing-cycles>
    <meta:print-date>2016-05-23T14:09:00</meta:print-date>
    <meta:creation-date>2016-08-11T15:12:00</meta:creation-date>
    <dc:date>2018-02-18T23:04:53.733000000</dc:date>
    <meta:editing-duration>PT10H33M51S</meta:editing-duration>
    <meta:generator>LibreOffice/5.4.1.2$Windows_X86_64 LibreOffice_project/ea7cb86e6eeb2bf3a5af73a8f7777ac570321527</meta:generator>
    <meta:document-statistic meta:table-count="4" meta:image-count="5" meta:object-count="0" meta:page-count="15" meta:paragraph-count="137" meta:word-count="5689" meta:character-count="37135" meta:non-whitespace-character-count="315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